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G. Gotthei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27, 1892</text:p>
      <text:p text:style-name="P5">Month<text:tab/><text:tab/><text:tab/><text:tab/><text:tab/><text:tab/>Jul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Summit Mountain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New Grand Hotel./</text:p>
      <text:p text:style-name="P2"><text:tab/>Catskill Mts./</text:p>
      <text:p text:style-name="P3">Summit Mountain P. O./</text:p>
      <text:p text:style-name="P3">Ulster Co. N. Y./</text:p>
      <text:p text:style-name="P3">J. and S. J. Cornell/</text:p>
      <text:p text:style-name="P3">July 27. 92./</text:p>
      <text:p text:style-name="P2">Rev. Dr S. Morais/</text:p>
      <text:p text:style-name="P2"><text:tab/>My dear Sir,/</text:p>
      <text:p text:style-name="P2"><text:tab/><text:tab/>The numbers of the reports of/ A. J. U. which you do have, may be/ sufficient to serve my purpose; there/ are, moreover, some numbers in the Mai-/monides library of this city. <text:s/>Both together/ may furnish me all the information/ I want. <text:s/>If it is not too much trouble for/ you, would you be so good as to send me/ your numbers (at my expense, of course)/ addressing: care of Mr Rosenberg/ Janitor, 5 Ave. 43 Str. <text:s/>Should I fail/</text:p>
      <text:p text:style-name="P2"><text:soft-page-break/>[Page 2]</text:p>
      <text:p text:style-name="P2">to find what I am after I may then/ take the liberty of asking you to/ write for me to Paris./</text:p>
      <text:p text:style-name="P2"><text:tab/>Trusting that [Hebrew] does not tax/ your strength more than you can/ bear, I remain,/ very truly yours,/ G. Gotthei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2:19:23.06</meta:creation-date>
    <meta:document-statistic meta:table-count="0" meta:image-count="0" meta:object-count="0" meta:page-count="3" meta:paragraph-count="73" meta:word-count="318" meta:character-count="2057"/>
    <dc:date>2011-12-05T12:30:11.96</dc:date>
    <dc:creator>Penn Libraries</dc:creator>
    <meta:editing-duration>PT00H10M48S</meta:editing-duration>
    <meta:editing-cycles>1</meta:editing-cycles>
    <meta:generator>OpenOffice.org/3.2$Win32 OpenOffice.org_project/320m12$Build-9483</meta:generator>
  </office:meta>
</office:document-meta>
</file>